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content.xml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svg:stroke-width="0.102cm" svg:stroke-color="#000000" draw:marker-start-width="0.353cm" draw:marker-end-width="0.353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cc0000" draw:marker-start-width="0.353cm" draw:marker-end="Arrow" draw:marker-end-width="0.453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color="#cc0000" draw:fill="solid" draw:fill-color="#ffffff" fo:min-height="1.143cm"/>
    </style:style>
    <style:style style:name="co1" style:family="table-column">
      <style:table-column-properties style:column-width="1.453cm" style:use-optimal-column-width="false"/>
    </style:style>
    <style:style style:name="co2" style:family="table-column">
      <style:table-column-properties style:column-width="1.506cm" style:use-optimal-column-width="false"/>
    </style:style>
    <style:style style:name="co3" style:family="table-column">
      <style:table-column-properties style:column-width="1.576cm" style:use-optimal-column-width="false"/>
    </style:style>
    <style:style style:name="co4" style:family="table-column">
      <style:table-column-properties style:column-width="1.541cm" style:use-optimal-column-width="false"/>
    </style:style>
    <style:style style:name="co5" style:family="table-column">
      <style:table-column-properties style:column-width="1.543cm" style:use-optimal-column-width="false"/>
    </style:style>
    <style:style style:name="co6" style:family="table-column">
      <style:table-column-properties style:column-width="1.53cm" style:use-optimal-column-width="false"/>
    </style:style>
    <style:style style:name="co7" style:family="table-column">
      <style:table-column-properties style:column-width="1.556cm" style:use-optimal-column-width="false"/>
    </style:style>
    <style:style style:name="co8" style:family="table-column">
      <style:table-column-properties style:column-width="1.454cm" style:use-optimal-column-width="false"/>
    </style:style>
    <style:style style:name="co9" style:family="table-column">
      <style:table-column-properties style:column-width="1.507cm" style:use-optimal-column-width="false"/>
    </style:style>
    <style:style style:name="co10" style:family="table-column">
      <style:table-column-properties style:column-width="1.577cm" style:use-optimal-column-width="false"/>
    </style:style>
    <style:style style:name="co11" style:family="table-column">
      <style:table-column-properties style:column-width="1.542cm" style:use-optimal-column-width="false"/>
    </style:style>
    <style:style style:name="co12" style:family="table-column">
      <style:table-column-properties style:column-width="1.544cm" style:use-optimal-column-width="false"/>
    </style:style>
    <style:style style:name="co13" style:family="table-column">
      <style:table-column-properties style:column-width="1.531cm" style:use-optimal-column-width="false"/>
    </style:style>
    <style:style style:name="co14" style:family="table-column">
      <style:table-column-properties style:column-width="1.563cm" style:use-optimal-column-width="false"/>
    </style:style>
    <style:style style:name="co15" style:family="table-column">
      <style:table-column-properties style:column-width="1.456cm" style:use-optimal-column-width="false"/>
    </style:style>
    <style:style style:name="co16" style:family="table-column">
      <style:table-column-properties style:column-width="1.509cm" style:use-optimal-column-width="false"/>
    </style:style>
    <style:style style:name="co17" style:family="table-column">
      <style:table-column-properties style:column-width="1.579cm" style:use-optimal-column-width="false"/>
    </style:style>
    <style:style style:name="co18" style:family="table-column">
      <style:table-column-properties style:column-width="1.546cm" style:use-optimal-column-width="false"/>
    </style:style>
    <style:style style:name="co19" style:family="table-column">
      <style:table-column-properties style:column-width="1.533cm" style:use-optimal-column-width="false"/>
    </style:style>
    <style:style style:name="co20" style:family="table-column">
      <style:table-column-properties style:column-width="1.567cm" style:use-optimal-column-width="false"/>
    </style:style>
    <style:style style:name="ro1" style:family="table-row">
      <style:table-row-properties style:row-height="1.82cm"/>
    </style:style>
    <style:style style:name="ro2" style:family="table-row">
      <style:table-row-properties style:row-height="1.836cm"/>
    </style:style>
    <style:style style:name="ro3" style:family="table-row">
      <style:table-row-properties style:row-height="1.905cm"/>
    </style:style>
    <style:style style:name="ro4" style:family="table-row">
      <style:table-row-properties style:row-height="1.904cm"/>
    </style:style>
    <style:style style:name="ce1" style:family="table-cell">
      <style:graphic-properties draw:fill="solid" draw:fill-color="#008000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08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b80047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08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color="#355e00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08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style:graphic-properties draw:fill="solid" draw:fill-color="#eeeeee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4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5" style:family="table-cell">
      <style:graphic-properties draw:fill="solid" draw:fill-color="#729fc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0.04cm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cc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cc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27cm" svg:height="1.819cm" svg:x="2.018cm" svg:y="1.462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1"><text:span text:style-name="T1">4</text:span></text:p>
              </table:table-cell>
              <table:table-cell table:style-name="ce1">
                <text:p text:style-name="P2"><text:span text:style-name="T1">6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5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3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7</text:span></text:p>
              </table:table-cell>
              <table:table-cell>
                <text:p text:style-name="P2"><text:span text:style-name="T1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286cm" svg:height="1.835cm" svg:x="1.979cm" svg:y="4.15cm">
          <table:table table:template-name="bw"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" table:default-cell-style-name="ce2">
              <table:table-cell table:style-name="ce3">
                <text:p text:style-name="P1"><text:span text:style-name="T1">6</text:span></text:p>
              </table:table-cell>
              <table:table-cell table:style-name="ce3">
                <text:p text:style-name="P2"><text:span text:style-name="T1">9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8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7</text:span></text:p>
              </table:table-cell>
              <table:table-cell table:style-name="ce3"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 table:style-name="ce3">
                <text:p text:style-name="P2"><text:span text:style-name="T1">8</text:span></text:p>
              </table:table-cell>
              <table:table-cell>
                <text:p text:style-name="P2"><text:span text:style-name="T1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1.797cm" svg:height="2.082cm" svg:x="-0.008cm" svg:y="1.37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standard" draw:layer="layout" svg:width="15.27cm" svg:height="1.904cm" svg:x="2.121cm" svg:y="10.185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4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-2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-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308cm" svg:height="1.903cm" svg:x="2.082cm" svg:y="12.852cm">
          <table:table table:template-name="bw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2"/>
            <table:table-column table:style-name="co18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4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-2</text:span></text:p>
              </table:table-cell>
              <table:table-cell>
                <text:p text:style-name="P2"><text:span text:style-name="T1">-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3" draw:layer="layout" svg:width="1.967cm" svg:height="2.082cm" svg:x="-0.135cm" svg:y="3.94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3" draw:layer="layout" svg:width="1.797cm" svg:height="2.082cm" svg:x="-0.007cm" svg:y="10.07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3" draw:layer="layout" svg:width="1.967cm" svg:height="2.082cm" svg:x="-0.134cm" svg:y="12.64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3" draw:layer="layout" svg:width="1.744cm" svg:height="1.701cm" svg:x="1.951cm" svg:y="-0.18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" draw:text-style-name="P3" draw:layer="layout" svg:width="1.742cm" svg:height="1.701cm" svg:x="3.352cm" svg:y="-0.1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" draw:text-style-name="P3" draw:layer="layout" svg:width="1.772cm" svg:height="1.701cm" svg:x="4.852cm" svg:y="-0.1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" draw:text-style-name="P3" draw:layer="layout" svg:width="1.812cm" svg:height="1.701cm" svg:x="6.352cm" svg:y="-0.1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" draw:text-style-name="P3" draw:layer="layout" svg:width="1.76cm" svg:height="1.701cm" svg:x="7.952cm" svg:y="-0.18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1" draw:text-style-name="P3" draw:layer="layout" svg:width="1.786cm" svg:height="1.701cm" svg:x="9.452cm" svg:y="-0.18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1" draw:text-style-name="P3" draw:layer="layout" svg:width="1.771cm" svg:height="1.701cm" svg:x="11.052cm" svg:y="-0.18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1" draw:text-style-name="P3" draw:layer="layout" svg:width="1.773cm" svg:height="1.701cm" svg:x="12.552cm" svg:y="-0.1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1" draw:text-style-name="P3" draw:layer="layout" svg:width="1.786cm" svg:height="1.701cm" svg:x="14.052cm" svg:y="-0.18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1" draw:text-style-name="P3" draw:layer="layout" svg:width="2.168cm" svg:height="1.701cm" svg:x="15.552cm" svg:y="-0.18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4" draw:layer="layout" svg:width="7.879cm" svg:height="1.393cm" svg:x="9.174cm" svg:y="6.634cm">
          <draw:text-box>
            <text:p><text:span text:style-name="T2">Pre-Transformation</text:span></text:p>
          </draw:text-box>
        </draw:frame>
        <draw:custom-shape draw:style-name="gr3" draw:text-style-name="P3" draw:layer="layout" svg:width="1.905cm" svg:height="2.159cm" svg:x="7.72cm" svg:y="6.461cm">
          <text:p/>
          <draw:enhanced-geometry svg:viewBox="0 0 21600 21600" draw:text-areas="?f0 0 ?f2 ?f5" draw:type="down-arrow" draw:modifiers="12400 5167.681007345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1.744cm" svg:height="1.701cm" svg:x="1.952cm" svg:y="8.519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frame draw:style-name="gr1" draw:text-style-name="P3" draw:layer="layout" svg:width="1.742cm" svg:height="1.701cm" svg:x="3.353cm" svg:y="8.52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1" draw:text-style-name="P3" draw:layer="layout" svg:width="1.772cm" svg:height="1.701cm" svg:x="4.853cm" svg:y="8.52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1" draw:text-style-name="P3" draw:layer="layout" svg:width="1.812cm" svg:height="1.701cm" svg:x="6.353cm" svg:y="8.52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1" draw:text-style-name="P3" draw:layer="layout" svg:width="1.76cm" svg:height="1.701cm" svg:x="7.953cm" svg:y="8.5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1" draw:text-style-name="P3" draw:layer="layout" svg:width="1.786cm" svg:height="1.701cm" svg:x="9.453cm" svg:y="8.52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1" draw:text-style-name="P3" draw:layer="layout" svg:width="1.771cm" svg:height="1.701cm" svg:x="11.053cm" svg:y="8.52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1" draw:text-style-name="P3" draw:layer="layout" svg:width="1.773cm" svg:height="1.701cm" svg:x="12.553cm" svg:y="8.52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1" draw:text-style-name="P3" draw:layer="layout" svg:width="1.786cm" svg:height="1.701cm" svg:x="14.053cm" svg:y="8.52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1" draw:text-style-name="P3" draw:layer="layout" svg:width="2.168cm" svg:height="1.701cm" svg:x="15.553cm" svg:y="8.52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</draw:page>
      <draw:page draw:name="page2" draw:style-name="dp1" draw:master-page-name="Default">
        <draw:frame draw:style-name="standard" draw:layer="layout" svg:width="15.27cm" svg:height="1.904cm" svg:x="1.993cm" svg:y="1.502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4">
              <table:table-cell table:style-name="ce5">
                <text:p text:style-name="P1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2</text:span></text:p>
              </table:table-cell>
              <table:table-cell table:style-name="ce5">
                <text:p text:style-name="P2"><text:span text:style-name="T1">-2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-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308cm" svg:height="1.903cm" svg:x="1.954cm" svg:y="4.169cm">
          <table:table table:template-name="bw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2"/>
            <table:table-column table:style-name="co18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4">
              <table:table-cell table:style-name="ce5">
                <text:p text:style-name="P1"><text:span text:style-name="T1">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4</text:span></text:p>
              </table:table-cell>
              <table:table-cell table:style-name="ce5">
                <text:p text:style-name="P2"><text:span text:style-name="T1">0</text:span></text:p>
              </table:table-cell>
              <table:table-cell>
                <text:p text:style-name="P2"><text:span text:style-name="T1">-2</text:span></text:p>
              </table:table-cell>
              <table:table-cell>
                <text:p text:style-name="P2"><text:span text:style-name="T1">-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3" draw:layer="layout" svg:width="1.797cm" svg:height="2.082cm" svg:x="-0.135cm" svg:y="1.39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text-style-name="P3" draw:layer="layout" svg:width="1.967cm" svg:height="2.082cm" svg:x="-0.262cm" svg:y="3.96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standard" draw:layer="layout" svg:width="15.27cm" svg:height="1.904cm" svg:x="2.04cm" svg:y="10.304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4">
              <table:table-cell table:style-name="ce5">
                <text:p text:style-name="P1"><text:span text:style-name="T1">-2</text:span></text:p>
              </table:table-cell>
              <table:table-cell table:style-name="ce5">
                <text:p text:style-name="P2"><text:span text:style-name="T1">-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308cm" svg:height="1.903cm" svg:x="2.001cm" svg:y="12.971cm">
          <table:table table:template-name="bw"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2"/>
            <table:table-column table:style-name="co18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4" table:default-cell-style-name="ce4">
              <table:table-cell table:style-name="ce5">
                <text:p text:style-name="P1"><text:span text:style-name="T1">-4</text:span></text:p>
              </table:table-cell>
              <table:table-cell table:style-name="ce5"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-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3" draw:layer="layout" svg:width="1.797cm" svg:height="2.082cm" svg:x="-0.088cm" svg:y="10.19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" draw:text-style-name="P3" draw:layer="layout" svg:width="1.967cm" svg:height="2.082cm" svg:x="-0.215cm" svg:y="12.76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7.879cm" svg:height="1.987cm" svg:x="13.908cm" svg:y="6.415cm">
          <draw:text-box>
            <text:p><text:span text:style-name="T2">Object </text:span></text:p>
            <text:p><text:span text:style-name="T2">Ordering</text:span></text:p>
          </draw:text-box>
        </draw:frame>
        <draw:line draw:style-name="gr4" draw:text-style-name="P3" draw:layer="layout" svg:x1="9.63cm" svg:y1="7.812cm" svg:x2="9.63cm" svg:y2="6.034cm">
          <text:p/>
        </draw:line>
        <draw:line draw:style-name="gr4" draw:text-style-name="P3" draw:layer="layout" svg:x1="5.072cm" svg:y1="8.574cm" svg:x2="5.045cm" svg:y2="10.379cm">
          <text:p/>
        </draw:line>
        <draw:frame draw:style-name="gr5" draw:text-style-name="P5" draw:layer="layout" svg:width="7.109cm" svg:height="1.393cm" svg:x="3.867cm" svg:y="7.531cm">
          <draw:text-box>
            <text:p><text:span text:style-name="T3">Termination point</text:span></text:p>
          </draw:text-box>
        </draw:frame>
        <draw:custom-shape draw:style-name="gr3" draw:text-style-name="P3" draw:layer="layout" svg:width="1.905cm" svg:height="2.159cm" svg:x="11.754cm" svg:y="6.542cm">
          <text:p/>
          <draw:enhanced-geometry svg:viewBox="0 0 21600 21600" draw:text-areas="?f0 0 ?f2 ?f5" draw:type="down-arrow" draw:modifiers="12400 5167.681007345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1.744cm" svg:height="1.701cm" svg:x="1.952cm" svg:y="-0.181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1" draw:text-style-name="P3" draw:layer="layout" svg:width="1.742cm" svg:height="1.701cm" svg:x="3.353cm" svg:y="-0.18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1" draw:text-style-name="P3" draw:layer="layout" svg:width="1.772cm" svg:height="1.701cm" svg:x="4.853cm" svg:y="-0.18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" draw:text-style-name="P3" draw:layer="layout" svg:width="1.812cm" svg:height="1.701cm" svg:x="6.353cm" svg:y="-0.18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1" draw:text-style-name="P3" draw:layer="layout" svg:width="1.76cm" svg:height="1.701cm" svg:x="7.953cm" svg:y="-0.1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1" draw:text-style-name="P3" draw:layer="layout" svg:width="1.786cm" svg:height="1.701cm" svg:x="9.453cm" svg:y="-0.18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1" draw:text-style-name="P3" draw:layer="layout" svg:width="1.771cm" svg:height="1.701cm" svg:x="11.053cm" svg:y="-0.18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1" draw:text-style-name="P3" draw:layer="layout" svg:width="1.773cm" svg:height="1.701cm" svg:x="12.553cm" svg:y="-0.18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1" draw:text-style-name="P3" draw:layer="layout" svg:width="1.786cm" svg:height="1.701cm" svg:x="14.053cm" svg:y="-0.18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1" draw:text-style-name="P3" draw:layer="layout" svg:width="2.168cm" svg:height="1.701cm" svg:x="15.553cm" svg:y="-0.18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1" draw:text-style-name="P3" draw:layer="layout" svg:width="1.785cm" svg:height="1.701cm" svg:x="1.952cm" svg:y="8.619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1" draw:text-style-name="P3" draw:layer="layout" svg:width="1.717cm" svg:height="1.701cm" svg:x="3.353cm" svg:y="8.62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1" draw:text-style-name="P3" draw:layer="layout" svg:width="1.759cm" svg:height="1.701cm" svg:x="4.853cm" svg:y="8.62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draw:style-name="gr1" draw:text-style-name="P3" draw:layer="layout" svg:width="1.799cm" svg:height="1.701cm" svg:x="6.353cm" svg:y="8.62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1" draw:text-style-name="P3" draw:layer="layout" svg:width="2.165cm" svg:height="1.701cm" svg:x="7.853cm" svg:y="8.6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1" draw:text-style-name="P3" draw:layer="layout" svg:width="1.798cm" svg:height="1.701cm" svg:x="9.553cm" svg:y="8.62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1" draw:text-style-name="P3" draw:layer="layout" svg:width="1.755cm" svg:height="1.701cm" svg:x="11.153cm" svg:y="8.62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1" draw:text-style-name="P3" draw:layer="layout" svg:width="1.785cm" svg:height="1.701cm" svg:x="12.653cm" svg:y="8.62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1" draw:text-style-name="P3" draw:layer="layout" svg:width="1.773cm" svg:height="1.701cm" svg:x="14.153cm" svg:y="8.62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1" draw:text-style-name="P3" draw:layer="layout" svg:width="1.775cm" svg:height="1.701cm" svg:x="15.653cm" svg:y="8.62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bw"/>
  </office:styles>
  <office:automatic-styles>
    <style:page-layout style:name="PM0">
      <style:page-layout-properties fo:margin-top="1cm" fo:margin-bottom="1cm" fo:margin-left="1cm" fo:margin-right="1cm" fo:page-width="17.7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huang </meta:initial-creator>
    <meta:creation-date>2016-12-21T17:25:50.992292276</meta:creation-date>
    <dc:date>2017-07-03T12:00:11</dc:date>
    <meta:editing-duration>PT1H8M53S</meta:editing-duration>
    <meta:editing-cycles>45</meta:editing-cycles>
    <meta:generator>OpenOffice.org/3.4$Unix OpenOffice.org_project/340m1$Build-9590</meta:generator>
    <meta:document-statistic meta:object-count="63"/>
  </office:meta>
</office:document-meta>
</file>

<file path=Object 1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10/content.xml><?xml version="1.0" encoding="utf-8"?>
<math xmlns="http://www.w3.org/1998/Math/MathML">
  <semantics>
    <mrow>
      <msub>
        <mi>o</mi>
        <mn>2</mn>
      </msub>
    </mrow>
    <annotation encoding="StarMath 5.0">o_2 </annotation>
  </semantics>
</math>
</file>

<file path=Object 11/content.xml><?xml version="1.0" encoding="utf-8"?>
<math xmlns="http://www.w3.org/1998/Math/MathML">
  <semantics>
    <mrow>
      <msub>
        <mi>o</mi>
        <mn>3</mn>
      </msub>
    </mrow>
    <annotation encoding="StarMath 5.0">o_3</annotation>
  </semantics>
</math>
</file>

<file path=Object 12/content.xml><?xml version="1.0" encoding="utf-8"?>
<math xmlns="http://www.w3.org/1998/Math/MathML">
  <semantics>
    <mrow>
      <msub>
        <mi>o</mi>
        <mn>4</mn>
      </msub>
    </mrow>
    <annotation encoding="StarMath 5.0">o_4</annotation>
  </semantics>
</math>
</file>

<file path=Object 13/content.xml><?xml version="1.0" encoding="utf-8"?>
<math xmlns="http://www.w3.org/1998/Math/MathML">
  <semantics>
    <mrow>
      <msub>
        <mi>o</mi>
        <mn>5</mn>
      </msub>
    </mrow>
    <annotation encoding="StarMath 5.0">o_5</annotation>
  </semantics>
</math>
</file>

<file path=Object 14/content.xml><?xml version="1.0" encoding="utf-8"?>
<math xmlns="http://www.w3.org/1998/Math/MathML">
  <semantics>
    <mrow>
      <msub>
        <mi>o</mi>
        <mn>6</mn>
      </msub>
    </mrow>
    <annotation encoding="StarMath 5.0">o_6</annotation>
  </semantics>
</math>
</file>

<file path=Object 15/content.xml><?xml version="1.0" encoding="utf-8"?>
<math xmlns="http://www.w3.org/1998/Math/MathML">
  <semantics>
    <mrow>
      <msub>
        <mi>o</mi>
        <mn>7</mn>
      </msub>
    </mrow>
    <annotation encoding="StarMath 5.0">o_7</annotation>
  </semantics>
</math>
</file>

<file path=Object 16/content.xml><?xml version="1.0" encoding="utf-8"?>
<math xmlns="http://www.w3.org/1998/Math/MathML">
  <semantics>
    <mrow>
      <msub>
        <mi>o</mi>
        <mn>8</mn>
      </msub>
    </mrow>
    <annotation encoding="StarMath 5.0">o_8</annotation>
  </semantics>
</math>
</file>

<file path=Object 17/content.xml><?xml version="1.0" encoding="utf-8"?>
<math xmlns="http://www.w3.org/1998/Math/MathML">
  <semantics>
    <mrow>
      <msub>
        <mi>o</mi>
        <mn>9</mn>
      </msub>
    </mrow>
    <annotation encoding="StarMath 5.0">o_9</annotation>
  </semantics>
</math>
</file>

<file path=Object 18/content.xml><?xml version="1.0" encoding="utf-8"?>
<math xmlns="http://www.w3.org/1998/Math/MathML">
  <semantics>
    <mrow>
      <msub>
        <mi>o</mi>
        <mn>10</mn>
      </msub>
    </mrow>
    <annotation encoding="StarMath 5.0">o_10</annotation>
  </semantics>
</math>
</file>

<file path=Object 19/content.xml><?xml version="1.0" encoding="utf-8"?>
<math xmlns="http://www.w3.org/1998/Math/MathML">
  <semantics>
    <mrow>
      <msub>
        <mi>o</mi>
        <mn>1</mn>
      </msub>
    </mrow>
    <annotation encoding="StarMath 5.0">o_1 </annotation>
  </semantics>
</math>
</file>

<file path=Object 2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20/content.xml><?xml version="1.0" encoding="utf-8"?>
<math xmlns="http://www.w3.org/1998/Math/MathML">
  <semantics>
    <mrow>
      <msub>
        <mi>o</mi>
        <mn>2</mn>
      </msub>
    </mrow>
    <annotation encoding="StarMath 5.0">o_2 </annotation>
  </semantics>
</math>
</file>

<file path=Object 21/content.xml><?xml version="1.0" encoding="utf-8"?>
<math xmlns="http://www.w3.org/1998/Math/MathML">
  <semantics>
    <mrow>
      <msub>
        <mi>o</mi>
        <mn>3</mn>
      </msub>
    </mrow>
    <annotation encoding="StarMath 5.0">o_3</annotation>
  </semantics>
</math>
</file>

<file path=Object 22/content.xml><?xml version="1.0" encoding="utf-8"?>
<math xmlns="http://www.w3.org/1998/Math/MathML">
  <semantics>
    <mrow>
      <msub>
        <mi>o</mi>
        <mn>4</mn>
      </msub>
    </mrow>
    <annotation encoding="StarMath 5.0">o_4</annotation>
  </semantics>
</math>
</file>

<file path=Object 23/content.xml><?xml version="1.0" encoding="utf-8"?>
<math xmlns="http://www.w3.org/1998/Math/MathML">
  <semantics>
    <mrow>
      <msub>
        <mi>o</mi>
        <mn>5</mn>
      </msub>
    </mrow>
    <annotation encoding="StarMath 5.0">o_5</annotation>
  </semantics>
</math>
</file>

<file path=Object 24/content.xml><?xml version="1.0" encoding="utf-8"?>
<math xmlns="http://www.w3.org/1998/Math/MathML">
  <semantics>
    <mrow>
      <msub>
        <mi>o</mi>
        <mn>6</mn>
      </msub>
    </mrow>
    <annotation encoding="StarMath 5.0">o_6</annotation>
  </semantics>
</math>
</file>

<file path=Object 25/content.xml><?xml version="1.0" encoding="utf-8"?>
<math xmlns="http://www.w3.org/1998/Math/MathML">
  <semantics>
    <mrow>
      <msub>
        <mi>o</mi>
        <mn>7</mn>
      </msub>
    </mrow>
    <annotation encoding="StarMath 5.0">o_7</annotation>
  </semantics>
</math>
</file>

<file path=Object 26/content.xml><?xml version="1.0" encoding="utf-8"?>
<math xmlns="http://www.w3.org/1998/Math/MathML">
  <semantics>
    <mrow>
      <msub>
        <mi>o</mi>
        <mn>8</mn>
      </msub>
    </mrow>
    <annotation encoding="StarMath 5.0">o_8</annotation>
  </semantics>
</math>
</file>

<file path=Object 27/content.xml><?xml version="1.0" encoding="utf-8"?>
<math xmlns="http://www.w3.org/1998/Math/MathML">
  <semantics>
    <mrow>
      <msub>
        <mi>o</mi>
        <mn>9</mn>
      </msub>
    </mrow>
    <annotation encoding="StarMath 5.0">o_9</annotation>
  </semantics>
</math>
</file>

<file path=Object 28/content.xml><?xml version="1.0" encoding="utf-8"?>
<math xmlns="http://www.w3.org/1998/Math/MathML">
  <semantics>
    <mrow>
      <msub>
        <mi>o</mi>
        <mn>10</mn>
      </msub>
    </mrow>
    <annotation encoding="StarMath 5.0">o_10</annotation>
  </semantics>
</math>
</file>

<file path=Object 29/content.xml><?xml version="1.0" encoding="utf-8"?>
<math xmlns="http://www.w3.org/1998/Math/MathML">
  <semantics>
    <mrow>
      <msub>
        <mi>o</mi>
        <mn>7</mn>
      </msub>
    </mrow>
    <annotation encoding="StarMath 5.0">o_7</annotation>
  </semantics>
</math>
</file>

<file path=Object 3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30/content.xml><?xml version="1.0" encoding="utf-8"?>
<math xmlns="http://www.w3.org/1998/Math/MathML">
  <semantics>
    <mrow>
      <msub>
        <mi>o</mi>
        <mn>5</mn>
      </msub>
    </mrow>
    <annotation encoding="StarMath 5.0">o_5</annotation>
  </semantics>
</math>
</file>

<file path=Object 31/content.xml><?xml version="1.0" encoding="utf-8"?>
<math xmlns="http://www.w3.org/1998/Math/MathML">
  <semantics>
    <mrow>
      <msub>
        <mi>o</mi>
        <mn>1</mn>
      </msub>
    </mrow>
    <annotation encoding="StarMath 5.0">o_1</annotation>
  </semantics>
</math>
</file>

<file path=Object 32/content.xml><?xml version="1.0" encoding="utf-8"?>
<math xmlns="http://www.w3.org/1998/Math/MathML">
  <semantics>
    <mrow>
      <msub>
        <mi>o</mi>
        <mn>6</mn>
      </msub>
    </mrow>
    <annotation encoding="StarMath 5.0">o_6</annotation>
  </semantics>
</math>
</file>

<file path=Object 33/content.xml><?xml version="1.0" encoding="utf-8"?>
<math xmlns="http://www.w3.org/1998/Math/MathML">
  <semantics>
    <mrow>
      <msub>
        <mi>o</mi>
        <mn>10</mn>
      </msub>
    </mrow>
    <annotation encoding="StarMath 5.0">o_10</annotation>
  </semantics>
</math>
</file>

<file path=Object 34/content.xml><?xml version="1.0" encoding="utf-8"?>
<math xmlns="http://www.w3.org/1998/Math/MathML">
  <semantics>
    <mrow>
      <msub>
        <mi>o</mi>
        <mn>4</mn>
      </msub>
    </mrow>
    <annotation encoding="StarMath 5.0">o_4</annotation>
  </semantics>
</math>
</file>

<file path=Object 35/content.xml><?xml version="1.0" encoding="utf-8"?>
<math xmlns="http://www.w3.org/1998/Math/MathML">
  <semantics>
    <mrow>
      <msub>
        <mi>o</mi>
        <mn>2</mn>
      </msub>
    </mrow>
    <annotation encoding="StarMath 5.0">o_2</annotation>
  </semantics>
</math>
</file>

<file path=Object 36/content.xml><?xml version="1.0" encoding="utf-8"?>
<math xmlns="http://www.w3.org/1998/Math/MathML">
  <semantics>
    <mrow>
      <msub>
        <mi>o</mi>
        <mn>9</mn>
      </msub>
    </mrow>
    <annotation encoding="StarMath 5.0">o_9</annotation>
  </semantics>
</math>
</file>

<file path=Object 37/content.xml><?xml version="1.0" encoding="utf-8"?>
<math xmlns="http://www.w3.org/1998/Math/MathML">
  <semantics>
    <mrow>
      <msub>
        <mi>o</mi>
        <mn>8</mn>
      </msub>
    </mrow>
    <annotation encoding="StarMath 5.0">o_8</annotation>
  </semantics>
</math>
</file>

<file path=Object 38/content.xml><?xml version="1.0" encoding="utf-8"?>
<math xmlns="http://www.w3.org/1998/Math/MathML">
  <semantics>
    <mrow>
      <msub>
        <mi>o</mi>
        <mn>3</mn>
      </msub>
    </mrow>
    <annotation encoding="StarMath 5.0">o_3</annotation>
  </semantics>
</math>
</file>

<file path=Object 39/content.xml><?xml version="1.0" encoding="utf-8"?>
<math xmlns="http://www.w3.org/1998/Math/MathML">
  <semantics>
    <mrow>
      <msub>
        <mi>o</mi>
        <mn>1</mn>
      </msub>
    </mrow>
    <annotation encoding="StarMath 5.0">o_1 </annotation>
  </semantics>
</math>
</file>

<file path=Object 4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40/content.xml><?xml version="1.0" encoding="utf-8"?>
<math xmlns="http://www.w3.org/1998/Math/MathML">
  <semantics>
    <mrow>
      <msub>
        <mi>o</mi>
        <mn>2</mn>
      </msub>
    </mrow>
    <annotation encoding="StarMath 5.0">o_2 </annotation>
  </semantics>
</math>
</file>

<file path=Object 41/content.xml><?xml version="1.0" encoding="utf-8"?>
<math xmlns="http://www.w3.org/1998/Math/MathML">
  <semantics>
    <mrow>
      <msub>
        <mi>o</mi>
        <mn>3</mn>
      </msub>
    </mrow>
    <annotation encoding="StarMath 5.0">o_3</annotation>
  </semantics>
</math>
</file>

<file path=Object 42/content.xml><?xml version="1.0" encoding="utf-8"?>
<math xmlns="http://www.w3.org/1998/Math/MathML">
  <semantics>
    <mrow>
      <msub>
        <mi>o</mi>
        <mn>4</mn>
      </msub>
    </mrow>
    <annotation encoding="StarMath 5.0">o_4</annotation>
  </semantics>
</math>
</file>

<file path=Object 43/content.xml><?xml version="1.0" encoding="utf-8"?>
<math xmlns="http://www.w3.org/1998/Math/MathML">
  <semantics>
    <mrow>
      <msub>
        <mi>o</mi>
        <mn>5</mn>
      </msub>
    </mrow>
    <annotation encoding="StarMath 5.0">o_5</annotation>
  </semantics>
</math>
</file>

<file path=Object 44/content.xml><?xml version="1.0" encoding="utf-8"?>
<math xmlns="http://www.w3.org/1998/Math/MathML">
  <semantics>
    <mrow>
      <msub>
        <mi>o</mi>
        <mn>6</mn>
      </msub>
    </mrow>
    <annotation encoding="StarMath 5.0">o_6</annotation>
  </semantics>
</math>
</file>

<file path=Object 45/content.xml><?xml version="1.0" encoding="utf-8"?>
<math xmlns="http://www.w3.org/1998/Math/MathML">
  <semantics>
    <mrow>
      <msub>
        <mi>o</mi>
        <mn>7</mn>
      </msub>
    </mrow>
    <annotation encoding="StarMath 5.0">o_7</annotation>
  </semantics>
</math>
</file>

<file path=Object 46/content.xml><?xml version="1.0" encoding="utf-8"?>
<math xmlns="http://www.w3.org/1998/Math/MathML">
  <semantics>
    <mrow>
      <msub>
        <mi>o</mi>
        <mn>8</mn>
      </msub>
    </mrow>
    <annotation encoding="StarMath 5.0">o_8</annotation>
  </semantics>
</math>
</file>

<file path=Object 47/content.xml><?xml version="1.0" encoding="utf-8"?>
<math xmlns="http://www.w3.org/1998/Math/MathML">
  <semantics>
    <mrow>
      <msub>
        <mi>o</mi>
        <mn>9</mn>
      </msub>
    </mrow>
    <annotation encoding="StarMath 5.0">o_9</annotation>
  </semantics>
</math>
</file>

<file path=Object 48/content.xml><?xml version="1.0" encoding="utf-8"?>
<math xmlns="http://www.w3.org/1998/Math/MathML">
  <semantics>
    <mrow>
      <msub>
        <mi>o</mi>
        <mn>10</mn>
      </msub>
    </mrow>
    <annotation encoding="StarMath 5.0">o_10</annotation>
  </semantics>
</math>
</file>

<file path=Object 5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6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7/content.xml><?xml version="1.0" encoding="utf-8"?>
<math xmlns="http://www.w3.org/1998/Math/MathML" display="block">
  <semantics>
    <msub>
      <mi>f</mi>
      <mi>i</mi>
    </msub>
    <annotation encoding="StarMath 5.0">f_i </annotation>
  </semantics>
</math>
</file>

<file path=Object 8/content.xml><?xml version="1.0" encoding="utf-8"?>
<math xmlns="http://www.w3.org/1998/Math/MathML" display="block">
  <semantics>
    <msub>
      <mi>f</mi>
      <mi>j</mi>
    </msub>
    <annotation encoding="StarMath 5.0">f_j
</annotation>
  </semantics>
</math>
</file>

<file path=Object 9/content.xml><?xml version="1.0" encoding="utf-8"?>
<math xmlns="http://www.w3.org/1998/Math/MathML">
  <semantics>
    <mrow>
      <msub>
        <mi>o</mi>
        <mn>1</mn>
      </msub>
    </mrow>
    <annotation encoding="StarMath 5.0">o_1 </annotation>
  </semantics>
</math>
</file>